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.655cm" fo:min-width="7.12cm"/>
    </style:style>
    <style:style style:name="gr2" style:family="graphic" style:parent-style-name="standard">
      <style:graphic-properties draw:stroke="dash" draw:stroke-dash="Dash" svg:stroke-width="0.025cm" svg:stroke-color="#000000" draw:marker-start-width="0.229cm" draw:marker-end-width="0.229cm" draw:fill="none" draw:textarea-horizontal-align="justify" draw:textarea-vertical-align="middle" draw:auto-grow-height="false" fo:min-height="1.631cm" fo:min-width="1.381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605cm" fo:min-width="1.381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Dash" svg:stroke-width="0.025cm" svg:stroke-color="#000000" draw:marker-start-width="0.229cm" draw:marker-end-width="0.229cm" draw:fill="none" draw:textarea-horizontal-align="justify" draw:textarea-vertical-align="middle" draw:auto-grow-height="false" fo:min-height="1.631cm" fo:min-width="1.381cm" fo:padding-top="0.137cm" fo:padding-bottom="0.137cm" fo:padding-left="0.262cm" fo:padding-right="0.262cm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605cm" fo:min-width="1.355cm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.655cm" fo:min-width="9.025cm"/>
    </style:style>
    <style:style style:name="gr10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5.465cm" fo:min-width="1.405cm"/>
    </style:style>
    <style:style style:name="gr11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3.56cm" fo:min-width="1.405cm"/>
    </style:style>
    <style:style style:name="gr12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.655cm" fo:min-width="1.405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703cm" fo:min-width="6.167cm"/>
      <style:paragraph-properties style:writing-mode="lr-tb"/>
    </style:style>
    <style:style style:name="P1" style:family="paragraph">
      <loext:graphic-properties draw:fill="hatch" draw:fill-hatch-name="Red_20_90_20_Degrees_20_Crossed_20_1" draw:fill-hatch-solid="fals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  <style:text-properties style:font-name="Georgia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  <style:text-properties style:font-name="Georgia" fo:font-style="italic" style:font-style-asian="italic" style:font-style-complex="italic"/>
    </style:style>
    <style:style style:name="T1" style:family="text">
      <style:text-properties style:font-name="Georgia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.905cm" svg:x="1.952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.952cm" svg:y="4.17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905cm" svg:x="1.952cm" svg:y="7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905cm" svg:x="1.952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3.857cm" svg:y="4.1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5.762cm" svg:y="4.17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3.857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5.762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7.667cm" svg:y="7.98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81cm" svg:y1="12.747cm" svg:x2="8.937cm" svg:y2="20.685cm">
          <text:p/>
        </draw:line>
        <draw:line draw:style-name="gr6" draw:text-style-name="P3" draw:layer="layout" svg:x1="3.327cm" svg:y1="5.297cm" svg:x2="9.042cm" svg:y2="1.805cm">
          <text:p/>
        </draw:line>
        <draw:custom-shape draw:style-name="gr7" draw:text-style-name="P4" draw:layer="layout" svg:width="0.254cm" svg:height="0.254cm" svg:x="4.683cm" svg:y="7.8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6.584cm" svg:y="7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8.485cm" svg:y="7.8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905cm" svg:height="1.905cm" svg:x="3.852cm" svg:y="6.0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5.752cm" svg:y="6.0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7.652cm" svg:y="6.08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54cm" svg:height="0.254cm" svg:x="2.784cm" svg:y="7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905cm" svg:height="1.905cm" svg:x="7.652cm" svg:y="4.18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.635cm" svg:y1="7.985cm" svg:x2="9.89cm" svg:y2="7.985cm">
          <text:p/>
        </draw:line>
        <draw:line draw:style-name="gr8" draw:text-style-name="P3" draw:layer="layout" svg:x1="1.635cm" svg:y1="9.89cm" svg:x2="9.89cm" svg:y2="9.89cm">
          <text:p/>
        </draw:line>
        <draw:custom-shape draw:style-name="gr9" draw:text-style-name="P1" draw:layer="layout" svg:width="9.525cm" svg:height="1.905cm" svg:x="10.842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0.842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2.747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4.652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6.557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54cm" svg:height="0.254cm" svg:x="13.573cm" svg:y="7.8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7.375cm" svg:y="7.8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1.674cm" svg:y="7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draw:layer="layout" svg:x1="10.525cm" svg:y1="7.985cm" svg:x2="20.685cm" svg:y2="7.985cm">
          <text:p/>
        </draw:line>
        <draw:line draw:style-name="gr8" draw:text-style-name="P3" draw:layer="layout" svg:x1="10.525cm" svg:y1="9.89cm" svg:x2="20.685cm" svg:y2="9.89cm">
          <text:p/>
        </draw:line>
        <draw:custom-shape draw:style-name="gr5" draw:text-style-name="P3" draw:layer="layout" svg:width="1.905cm" svg:height="1.905cm" svg:x="18.462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0.852cm" svg:y="4.1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905cm" svg:x="10.852cm" svg:y="6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2.757cm" svg:y="4.1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2.752cm" svg:y="6.07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6.552cm" svg:y="6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6.552cm" svg:y="4.179cm">
          <text:p text:style-name="P2">5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795cm" svg:y1="5.445cm" svg:x2="20.367cm" svg:y2="7.985cm">
          <text:p/>
        </draw:line>
        <draw:custom-shape draw:style-name="gr5" draw:text-style-name="P3" draw:layer="layout" svg:width="1.905cm" svg:height="1.905cm" svg:x="14.652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4.652cm" svg:y="4.1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4.652cm" svg:y="2.2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8.462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8.462cm" svg:y="4.1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54cm" svg:height="0.254cm" svg:x="15.476cm" svg:y="2.1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9.277cm" svg:y="4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11.795cm" svg:y1="5.444cm" svg:x2="18.462cm" svg:y2="1.317cm">
          <text:p/>
        </draw:line>
        <draw:custom-shape draw:style-name="gr1" draw:text-style-name="P1" draw:layer="layout" svg:width="7.62cm" svg:height="1.905cm" svg:x="1.953cm" svg:y="20.9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.953cm" svg:y="20.9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3.858cm" svg:y="20.9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5.763cm" svg:y="20.9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7.668cm" svg:y="20.9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54cm" svg:height="0.254cm" svg:x="4.684cm" svg:y="20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6.585cm" svg:y="20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8.486cm" svg:y="20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2.785cm" svg:y="20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draw:layer="layout" svg:x1="1.636cm" svg:y1="20.998cm" svg:x2="9.891cm" svg:y2="20.998cm">
          <text:p/>
        </draw:line>
        <draw:line draw:style-name="gr8" draw:text-style-name="P3" draw:layer="layout" svg:x1="1.636cm" svg:y1="22.903cm" svg:x2="9.891cm" svg:y2="22.903cm">
          <text:p/>
        </draw:line>
        <draw:custom-shape draw:style-name="gr2" draw:text-style-name="P3" draw:layer="layout" svg:width="1.905cm" svg:height="1.905cm" svg:x="3.857cm" svg:y="19.092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3.857cm" svg:y="17.19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3.857cm" svg:y="15.28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3.857cm" svg:y="13.38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3.857cm" svg:y="11.477cm">
          <text:p text:style-name="P2">1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328cm" svg:y1="5.297cm" svg:x2="9.497cm" svg:y2="10.377cm">
          <text:p/>
        </draw:line>
        <draw:line draw:style-name="gr6" draw:text-style-name="P3" draw:layer="layout" svg:x1="4.811cm" svg:y1="12.747cm" svg:x2="2.27cm" svg:y2="21.002cm">
          <text:p/>
        </draw:line>
        <draw:custom-shape draw:style-name="gr2" draw:text-style-name="P3" draw:layer="layout" svg:width="1.905cm" svg:height="1.905cm" svg:x="5.757cm" svg:y="13.3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5.757cm" svg:y="15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.957cm" svg:y="15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5.757cm" svg:y="17.1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5.757cm" svg:y="19.0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.952cm" svg:y="17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.952cm" svg:y="19.0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6.552cm" svg:y="2.279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8.452cm" svg:y="2.279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905cm" svg:x="11.794cm" svg:y="21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1.794cm" svg:y="21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3.699cm" svg:y="21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5.604cm" svg:y="21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7.509cm" svg:y="21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54cm" svg:height="0.254cm" svg:x="14.525cm" svg:y="20.8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6.426cm" svg:y="17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8.327cm" svg:y="18.9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2.626cm" svg:y="20.8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draw:layer="layout" svg:x1="11.477cm" svg:y1="21.002cm" svg:x2="19.732cm" svg:y2="21.002cm">
          <text:p/>
        </draw:line>
        <draw:line draw:style-name="gr8" draw:text-style-name="P3" draw:layer="layout" svg:x1="11.477cm" svg:y1="22.907cm" svg:x2="19.732cm" svg:y2="22.907cm">
          <text:p/>
        </draw:line>
        <draw:custom-shape draw:style-name="gr10" draw:text-style-name="P1" draw:layer="layout" svg:width="1.905cm" svg:height="5.715cm" svg:x="14.652cm" svg:y="2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05cm" svg:height="3.81cm" svg:x="18.462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5.609cm" svg:y="19.1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5.609cm" svg:y="17.2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17.509cm" svg:y="19.1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05cm" svg:height="3.81cm" svg:x="15.605cm" svg:y="17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05cm" svg:height="1.905cm" svg:x="17.51cm" svg:y="19.0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1.795cm" svg:y="19.10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1.795cm" svg:y="17.19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13.695cm" svg:y="19.102cm">
          <text:p text:style-name="P2">4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43cm" svg:y1="18.144cm" svg:x2="20.05cm" svg:y2="23.542cm">
          <text:p/>
        </draw:line>
        <draw:line draw:style-name="gr6" draw:text-style-name="P3" draw:layer="layout" svg:x1="12.43cm" svg:y1="18.144cm" svg:x2="21.002cm" svg:y2="13.7cm">
          <text:p/>
        </draw:line>
        <draw:custom-shape draw:style-name="gr2" draw:text-style-name="P3" draw:layer="layout" svg:width="1.905cm" svg:height="1.905cm" svg:x="13.695cm" svg:y="17.20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667cm" svg:height="0.953cm" svg:x="2.405cm" svg:y="9.907cm">
          <text:p text:style-name="P5"><text:span text:style-name="T1">Fig 1: above groun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667cm" svg:height="0.953cm" svg:x="12.43cm" svg:y="9.889cm">
          <text:p text:style-name="P5"><text:span text:style-name="T1">Fig 2: gap between colum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667cm" svg:height="0.953cm" svg:x="2.27cm" svg:y="22.907cm">
          <text:p text:style-name="P5"><text:span text:style-name="T1">Fig 3: keep a single colum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667cm" svg:height="0.953cm" svg:x="12.43cm" svg:y="23.207cm">
          <text:p text:style-name="P5"><text:span text:style-name="T1">Fig 4: avoid fake chunk</text:span></text:p>
          <text:p text:style-name="P5"><text:span text:style-name="T1">near elevation chan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54cm" draw:rotation="450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0T20:52:24.251000000</meta:creation-date>
    <dc:date>2022-01-30T16:46:45.793000000</dc:date>
    <meta:editing-duration>PT27M25S</meta:editing-duration>
    <meta:editing-cycles>9</meta:editing-cycles>
    <meta:generator>LibreOffice/7.0.3.1$Windows_X86_64 LibreOffice_project/d7547858d014d4cf69878db179d326fc3483e082</meta:generator>
    <meta:document-statistic meta:object-count="102"/>
  </office:meta>
</office:document-meta>
</file>